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3709in"/>
    </style:style>
    <style:style style:name="co18" style:family="table-column">
      <style:table-column-properties fo:break-before="auto" style:column-width="0.4146in"/>
    </style:style>
    <style:style style:name="co19" style:family="table-column">
      <style:table-column-properties fo:break-before="auto" style:column-width="1.113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539in" fo:break-before="auto" style:use-optimal-row-height="tru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354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7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5.C2"/>
    </style:style>
    <style:style style:name="ce7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Calibri" fo:font-size="11pt" style:font-name-asian="Calibri" style:font-size-asian="11pt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/>
      <style:map style:condition="cell-content()&gt;0" style:apply-style-name="Absent" style:base-cell-address="Tong_Hop_Ngay_Nghi_2015.C2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1-05">
            <text:p>January 05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8" table:default-cell-style-name="Default"/>
        <table:table-column table:style-name="co7" table:number-columns-repeated="2" table:default-cell-style-name="Default"/>
        <table:table-column table:style-name="co19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61" office:value-type="string">
            <text:p>Tổng hợp ngày nghỉ 2015</text:p>
          </table:table-cell>
          <table:table-cell table:style-name="ce35" table:number-columns-repeated="5"/>
        </table:table-row>
        <table:table-row table:style-name="ro7">
          <table:table-cell table:style-name="ce61"/>
          <table:table-cell table:style-name="ce35" table:number-columns-repeated="5"/>
        </table:table-row>
        <table:table-row table:style-name="ro8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8" office:value-type="string">
            <office:annotation draw:style-name="gr8" draw:text-style-name="P1" svg:width="1.1413in" svg:height="0.5457in" svg:x="2.4272in" svg:y="0.0028in" draw:caption-point-x="-0.2402in" draw:caption-point-y="0.545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4</text:p>
          </table:table-cell>
          <table:table-cell table:style-name="ce68" office:value-type="string">
            <text:p>Working To</text:p>
          </table:table-cell>
          <table:table-cell table:style-name="ce68" office:value-type="string">
            <office:annotation draw:style-name="gr8" draw:text-style-name="P1" svg:width="1.1413in" svg:height="0.5457in" svg:x="3.537in" svg:y="0.0028in" draw:caption-point-x="-0.2402in" draw:caption-point-y="0.545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8" office:value-type="string">
            <office:annotation draw:style-name="gr2" draw:text-style-name="P1" svg:width="1.1413in" svg:height="0.3902in" svg:x="4.426in" svg:y="0.0028in" draw:caption-point-x="-0.2402in" draw:caption-point-y="0.545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9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69" office:value-type="date" office:date-value="2015-01-05">
            <text:p>01/05/15</text:p>
          </table:table-cell>
          <table:table-cell table:style-name="ce69" table:formula="of:=IF(YEAR(NOW())&gt;YEAR([.C4]);DATE(YEAR([.C4]);12;31);NOW())" office:value-type="date" office:date-value="2015-04-15T10:46:03.22">
            <text:p>04/15/15</text:p>
          </table:table-cell>
          <table:table-cell table:style-name="ce70"/>
          <table:table-cell table:style-name="ce71" table:formula="of:=SUMPRODUCT([Thong_Tin_Ngay_Nghi_201501.$B$3:.$B$30]=[.B4];[Thong_Tin_Ngay_Nghi_201501.$C$3:.$C$30]) + SUMPRODUCT([Thong_Tin_Ngay_Nghi_201502.$B$1:.$B$30]=[.B4];[Thong_Tin_Ngay_Nghi_201502.$C$1:.$C$30]) + SUMPRODUCT([Thong_Tin_Ngay_Nghi_201503.$B$3:.$B$30]=[.B4];[Thong_Tin_Ngay_Nghi_201503.$C$3:.$C$30]) + SUMPRODUCT([Thong_Tin_Ngay_Nghi_201504.$B$3:.$B$30]=[.B4];[Thong_Tin_Ngay_Nghi_201504.$C$3:.$C$30]) + SUMPRODUCT([Thong_Tin_Ngay_Nghi_201505.$B$2:.$B$30]=[.B4];[Thong_Tin_Ngay_Nghi_201505.$C$2:.$C$30]) +SUMPRODUCT([Thong_Tin_Ngay_Nghi_201506.$B$3:.$B$30]=[.B4];[Thong_Tin_Ngay_Nghi_201506.$C$3:.$C$30]) + SUMPRODUCT([$Thong_Tin_Ngay_Nghi_201507.$B$3:.$B$30]=[.B4];[$Thong_Tin_Ngay_Nghi_201507.$C$3:.$C$30]) + SUMPRODUCT([Thong_Tin_Ngay_Nghi_201508.$B$3:.$B$30]=[.B4];[$Thong_Tin_Ngay_Nghi_201508.$C$3:.$C$30]) + SUMPRODUCT([Thong_Tin_Ngay_Nghi_201509.$B$3:.$B$30]=[.B4];[$Thong_Tin_Ngay_Nghi_201509.$C$3:.$C$30]) + SUMPRODUCT([Thong_Tin_Ngay_Nghi_201510.$B$3:.$B$30]=[.B4];[$Thong_Tin_Ngay_Nghi_201510.$C$3:.$C$30]) + SUMPRODUCT([Thong_Tin_Ngay_Nghi_201511.$B$3:.$B$30]=[.B4];[$Thong_Tin_Ngay_Nghi_201511.$C$3:.$C$30]) +  SUMPRODUCT([Thong_Tin_Ngay_Nghi_201512.$B$3:.$B$30]=[.B4];[$Thong_Tin_Ngay_Nghi_201512.$C$3:.$C$30])" office:value-type="float" office:value="8">
            <text:p>8</text:p>
          </table:table-cell>
        </table:table-row>
        <table:table-row table:style-name="ro9">
          <table:table-cell table:style-name="ce34" office:value-type="float" office:value="2">
            <text:p>2</text:p>
          </table:table-cell>
          <table:table-cell table:style-name="ce36" office:value-type="string">
            <text:p>ThongDN</text:p>
          </table:table-cell>
          <table:table-cell table:style-name="ce69" office:value-type="date" office:date-value="2015-01-05">
            <text:p>01/05/15</text:p>
          </table:table-cell>
          <table:table-cell table:style-name="ce69" table:formula="of:=IF(YEAR(NOW())&gt;YEAR([.C5]);DATE(YEAR([.C5]);12;31);NOW())" office:value-type="date" office:date-value="2015-04-15T10:46:03.22">
            <text:p>04/15/15</text:p>
          </table:table-cell>
          <table:table-cell table:style-name="ce70" table:formula="of:=SUMPRODUCT([Thong_Tin_Ngay_Nghi_201501.$B$3:.$B$5]=[.B5];[Thong_Tin_Ngay_Nghi_201501.$C$3:.$C$5]) + SUMPRODUCT([Thong_Tin_Ngay_Nghi_201502.$B$1:.$B$2]=[.B5];[Thong_Tin_Ngay_Nghi_201502.$C$1:.$C$2]) + SUMPRODUCT([Thong_Tin_Ngay_Nghi_201503.$B$3:.$B$18]=[.B5];[Thong_Tin_Ngay_Nghi_201503.$C$3:.$C$18])" office:value-type="float" office:value="4">
            <text:p>4</text:p>
          </table:table-cell>
          <table:table-cell table:style-name="ce71" table:formula="of:=SUMPRODUCT([Thong_Tin_Ngay_Nghi_201501.$B$3:.$B$30]=[.B5];[Thong_Tin_Ngay_Nghi_201501.$C$3:.$C$30]) + SUMPRODUCT([Thong_Tin_Ngay_Nghi_201502.$B$1:.$B$30]=[.B5];[Thong_Tin_Ngay_Nghi_201502.$C$1:.$C$30]) + SUMPRODUCT([Thong_Tin_Ngay_Nghi_201503.$B$3:.$B$30]=[.B5];[Thong_Tin_Ngay_Nghi_201503.$C$3:.$C$30]) + SUMPRODUCT([Thong_Tin_Ngay_Nghi_201504.$B$3:.$B$30]=[.B5];[Thong_Tin_Ngay_Nghi_201504.$C$3:.$C$30]) + SUMPRODUCT([Thong_Tin_Ngay_Nghi_201505.$B$2:.$B$30]=[.B5];[Thong_Tin_Ngay_Nghi_201505.$C$2:.$C$30]) +SUMPRODUCT([Thong_Tin_Ngay_Nghi_201506.$B$3:.$B$30]=[.B5];[Thong_Tin_Ngay_Nghi_201506.$C$3:.$C$30]) + SUMPRODUCT([$Thong_Tin_Ngay_Nghi_201507.$B$3:.$B$30]=[.B5];[$Thong_Tin_Ngay_Nghi_201507.$C$3:.$C$30]) + SUMPRODUCT([Thong_Tin_Ngay_Nghi_201508.$B$3:.$B$30]=[.B5];[$Thong_Tin_Ngay_Nghi_201508.$C$3:.$C$30]) + SUMPRODUCT([Thong_Tin_Ngay_Nghi_201509.$B$3:.$B$30]=[.B5];[$Thong_Tin_Ngay_Nghi_201509.$C$3:.$C$30]) + SUMPRODUCT([Thong_Tin_Ngay_Nghi_201510.$B$3:.$B$30]=[.B5];[$Thong_Tin_Ngay_Nghi_201510.$C$3:.$C$30]) + SUMPRODUCT([Thong_Tin_Ngay_Nghi_201511.$B$3:.$B$30]=[.B5];[$Thong_Tin_Ngay_Nghi_201511.$C$3:.$C$30]) +  SUMPRODUCT([Thong_Tin_Ngay_Nghi_201512.$B$3:.$B$30]=[.B5];[$Thong_Tin_Ngay_Nghi_201512.$C$3:.$C$30])" office:value-type="float" office:value="7">
            <text:p>7</text:p>
          </table:table-cell>
        </table:table-row>
        <table:table-row table:style-name="ro9">
          <table:table-cell table:style-name="ce34" office:value-type="float" office:value="3">
            <text:p>3</text:p>
          </table:table-cell>
          <table:table-cell table:style-name="ce36" office:value-type="string">
            <text:p>TienNT</text:p>
          </table:table-cell>
          <table:table-cell table:style-name="ce69" office:value-type="date" office:date-value="2015-01-05">
            <text:p>01/05/15</text:p>
          </table:table-cell>
          <table:table-cell table:style-name="ce69" office:value-type="date" office:date-value="2015-04-14">
            <text:p>04/14/15</text:p>
          </table:table-cell>
          <table:table-cell table:style-name="ce70" table:formula="of:=SUMPRODUCT([Thong_Tin_Ngay_Nghi_201501.$B$3:.$B$5]=[.B6];[Thong_Tin_Ngay_Nghi_201501.$C$3:.$C$5]) + SUMPRODUCT([Thong_Tin_Ngay_Nghi_201502.$B$1:.$B$2]=[.B6];[Thong_Tin_Ngay_Nghi_201502.$C$1:.$C$2]) + SUMPRODUCT([Thong_Tin_Ngay_Nghi_201503.$B$3:.$B$18]=[.B6];[Thong_Tin_Ngay_Nghi_201503.$C$3:.$C$18])" office:value-type="float" office:value="8.5">
            <text:p>8.5</text:p>
          </table:table-cell>
          <table:table-cell table:style-name="ce71" table:formula="of:=SUMPRODUCT([Thong_Tin_Ngay_Nghi_201501.$B$3:.$B$30]=[.B6];[Thong_Tin_Ngay_Nghi_201501.$C$3:.$C$30]) + SUMPRODUCT([Thong_Tin_Ngay_Nghi_201502.$B$1:.$B$30]=[.B6];[Thong_Tin_Ngay_Nghi_201502.$C$1:.$C$30]) + SUMPRODUCT([Thong_Tin_Ngay_Nghi_201503.$B$3:.$B$30]=[.B6];[Thong_Tin_Ngay_Nghi_201503.$C$3:.$C$30]) + SUMPRODUCT([Thong_Tin_Ngay_Nghi_201504.$B$3:.$B$30]=[.B6];[Thong_Tin_Ngay_Nghi_201504.$C$3:.$C$30]) + SUMPRODUCT([Thong_Tin_Ngay_Nghi_201505.$B$2:.$B$30]=[.B6];[Thong_Tin_Ngay_Nghi_201505.$C$2:.$C$30]) +SUMPRODUCT([Thong_Tin_Ngay_Nghi_201506.$B$3:.$B$30]=[.B6];[Thong_Tin_Ngay_Nghi_201506.$C$3:.$C$30]) + SUMPRODUCT([$Thong_Tin_Ngay_Nghi_201507.$B$3:.$B$30]=[.B6];[$Thong_Tin_Ngay_Nghi_201507.$C$3:.$C$30]) + SUMPRODUCT([Thong_Tin_Ngay_Nghi_201508.$B$3:.$B$30]=[.B6];[$Thong_Tin_Ngay_Nghi_201508.$C$3:.$C$30]) + SUMPRODUCT([Thong_Tin_Ngay_Nghi_201509.$B$3:.$B$30]=[.B6];[$Thong_Tin_Ngay_Nghi_201509.$C$3:.$C$30]) + SUMPRODUCT([Thong_Tin_Ngay_Nghi_201510.$B$3:.$B$30]=[.B6];[$Thong_Tin_Ngay_Nghi_201510.$C$3:.$C$30]) + SUMPRODUCT([Thong_Tin_Ngay_Nghi_201511.$B$3:.$B$30]=[.B6];[$Thong_Tin_Ngay_Nghi_201511.$C$3:.$C$30]) +  SUMPRODUCT([Thong_Tin_Ngay_Nghi_201512.$B$3:.$B$30]=[.B6];[$Thong_Tin_Ngay_Nghi_201512.$C$3:.$C$30])" office:value-type="float" office:value="16">
            <text:p>16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501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3" draw:text-style-name="P1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1"><text:span text:style-name="T1">New Year Day</text:span></text:p>
            </office:annotation>
            <text:p>1</text:p>
          </table:table-cell>
          <table:table-cell table:style-name="ce44" office:value-type="float" office:value="2">
            <office:annotation draw:style-name="gr2" draw:text-style-name="P1" svg:width="1.1413in" svg:height="0.3902in" svg:x="2.928in" svg:y="0in" draw:caption-point-x="-0.2402in" draw:caption-point-y="0.2374in">
              <dc:creator>Thuy</dc:creator>
              <dc:date>2015-01-05T00:00:00</dc:date>
              <text:p text:style-name="P1"><text:span text:style-name="T1">Nghỉ Jan 2 &amp; làm bù vào Jan 10</text:span></text:p>
            </office:annotation>
            <text:p>2</text:p>
          </table:table-cell>
          <table:table-cell table:style-name="ce44" office:value-type="float" office:value="-3">
            <text:p>-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office:annotation draw:style-name="gr4" draw:text-style-name="P1" svg:width="1.1413in" svg:height="0.7012in" svg:x="5.8835in" svg:y="0in" draw:caption-point-x="-0.2402in" draw:caption-point-y="0.2374in">
              <dc:date>2015-01-23T00:00:00</dc:date>
              <text:p text:style-name="P1"><text:span text:style-name="T1">Staff làm bù Jan 2, internship ko phải làm bù</text:span></text:p>
              <text:p text:style-name="P1"><text:span text:style-name="T1"/></text:p>
            </office:annotation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-24">
            <text:p>-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26">
            <text:p>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-31">
            <text:p>-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42" table:formula="of:=SUM([.D3:.AH3])" office:value-type="float" office:value="2.5">
            <text:p>2.5</text:p>
          </table:table-cell>
          <table:table-cell table:style-name="ce45" table:number-columns-repeated="4"/>
          <table:table-cell table:number-columns-repeated="4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45" office:value-type="float" office:value="0">
            <text:p>0</text:p>
          </table:table-cell>
          <table:table-cell table:style-name="ce45" office:value-type="float" office:value="0.5">
            <office:annotation draw:style-name="gr3" draw:text-style-name="P1" svg:width="1.1413in" svg:height="0.2346in" svg:x="6.9921in" svg:y="0.0118in" draw:caption-point-x="-0.2402in" draw:caption-point-y="0.4587in">
              <dc:date>2015-01-13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ThongDN</text:p>
          </table:table-cell>
          <table:table-cell table:style-name="ce42" table:formula="of:=SUM([.D4:.AH4])" office:value-type="float" office:value="2">
            <text:p>2</text:p>
          </table:table-cell>
          <table:table-cell table:style-name="ce45" table:number-columns-repeated="4"/>
          <table:table-cell table:number-columns-repeated="4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TienNT</text:p>
          </table:table-cell>
          <table:table-cell table:style-name="ce42" table:formula="of:=SUM([.D5:.AH5])" office:value-type="float" office:value="4">
            <text:p>4</text:p>
          </table:table-cell>
          <table:table-cell table:style-name="ce45" table:number-columns-repeated="4"/>
          <table:table-cell table:number-columns-repeated="4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35" table:number-columns-repeated="958"/>
          <table:table-cell table:number-columns-repeated="20"/>
        </table:table-row>
        <table:table-row table:style-name="ro2" table:number-rows-repeated="6540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6"/>
          <table:table-cell table:number-columns-repeated="20"/>
        </table:table-row>
        <table:table-row table:style-name="ro2" table:number-rows-repeated="983160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5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9" office:value-type="string" table:number-columns-spanned="28" table:number-rows-spanned="1">
            <text:p>February</text:p>
          </table:table-cell>
          <table:covered-table-cell table:number-columns-repeated="27" table:style-name="ce5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0" office:value-type="float" office:value="-1">
            <text:p>-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-7">
            <text:p>-7</text:p>
          </table:table-cell>
          <table:table-cell table:style-name="ce50" office:value-type="float" office:value="-8">
            <text:p>-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-14">
            <text:p>-14</text:p>
          </table:table-cell>
          <table:table-cell table:style-name="ce50" office:value-type="float" office:value="-15">
            <text:p>-15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office:annotation draw:style-name="gr3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0" office:value-type="float" office:value="19">
            <office:annotation draw:style-name="gr3" draw:text-style-name="P1" svg:width="1.1413in" svg:height="0.2346in" svg:x="9.2087in" svg:y="0.0539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0" office:value-type="float" office:value="20">
            <office:annotation draw:style-name="gr3" draw:text-style-name="P1" svg:width="1.1413in" svg:height="0.2346in" svg:x="9.578in" svg:y="0.0539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0" office:value-type="float" office:value="-21">
            <text:p>-21</text:p>
          </table:table-cell>
          <table:table-cell table:style-name="ce50" office:value-type="float" office:value="-22">
            <text:p>-22</text:p>
          </table:table-cell>
          <table:table-cell table:style-name="ce50" office:value-type="float" office:value="23">
            <office:annotation draw:style-name="gr3" draw:text-style-name="P1" svg:width="1.1413in" svg:height="0.2346in" svg:x="10.6866in" svg:y="0.0539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0" office:value-type="float" office:value="24">
            <office:annotation draw:style-name="gr3" draw:text-style-name="P1" svg:width="1.1413in" svg:height="0.2346in" svg:x="11.0559in" svg:y="0.0539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-28">
            <text:p>-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48" table:formula="of:=SUM([.D3:.AE3])" office:value-type="float" office:value="2">
            <text:p>2</text:p>
          </table:table-cell>
          <table:table-cell table:style-name="ce51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table:number-columns-repeated="3"/>
          <table:table-cell table:style-name="ce51" office:value-type="float" office:value="1">
            <office:annotation draw:style-name="gr3" draw:text-style-name="P1" svg:width="1.1413in" svg:height="0.2346in" svg:x="8.1004in" svg:y="0.0122in" draw:caption-point-x="-0.2402in" draw:caption-point-y="0.472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1" office:value-type="float" office:value="1">
            <office:annotation draw:style-name="gr3" draw:text-style-name="P1" svg:width="1.1413in" svg:height="0.2346in" svg:x="8.4697in" svg:y="0.1232in" draw:caption-point-x="-0.2402in" draw:caption-point-y="0.361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3"/>
          <table:table-cell table:style-name="ce51" table:number-columns-repeated="6"/>
          <table:table-cell table:number-columns-repeated="3" table:style-name="ce51" office:value-type="float" office:value="0">
            <text:p>0</text:p>
          </table:table-cell>
          <table:table-cell table:style-name="ce51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ThongDN</text:p>
          </table:table-cell>
          <table:table-cell table:style-name="ce48" table:formula="of:=SUM([.D4:.AE4])" office:value-type="float" office:value="2">
            <text:p>2</text:p>
          </table:table-cell>
          <table:table-cell table:style-name="ce51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table:number-columns-repeated="3"/>
          <table:table-cell table:style-name="ce51" office:value-type="float" office:value="1">
            <office:annotation draw:style-name="gr3" draw:text-style-name="P1" svg:width="1.1413in" svg:height="0.2346in" svg:x="8.1004in" svg:y="0.3579in" draw:caption-point-x="-0.2402in" draw:caption-point-y="0.374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1" office:value-type="float" office:value="1">
            <office:annotation draw:style-name="gr3" draw:text-style-name="P1" svg:width="1.1413in" svg:height="0.2346in" svg:x="8.4697in" svg:y="0.3579in" draw:caption-point-x="-0.2402in" draw:caption-point-y="0.374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1" table:number-columns-repeated="7"/>
          <table:table-cell table:number-columns-repeated="3" table:style-name="ce51" office:value-type="float" office:value="0">
            <text:p>0</text:p>
          </table:table-cell>
          <table:table-cell table:style-name="ce51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TienNT</text:p>
          </table:table-cell>
          <table:table-cell table:style-name="ce48" table:formula="of:=SUM([.D5:.AE5])" office:value-type="float" office:value="3">
            <text:p>3</text:p>
          </table:table-cell>
          <table:table-cell table:style-name="ce51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office:annotation draw:style-name="gr2" draw:text-style-name="P1" svg:width="1.1413in" svg:height="0.3902in" svg:x="4.0362in" svg:y="0.3559in" draw:caption-point-x="-0.2402in" draw:caption-point-y="0.6244in">
              <dc:date>2015-02-05T00:00:00</dc:date>
              <text:p text:style-name="P1"><text:span text:style-name="T1">Nghỉ ốm (trúng gió)</text:span></text:p>
            </office:annotation>
            <text:p>1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table:number-columns-repeated="3"/>
          <table:table-cell table:style-name="ce51" office:value-type="float" office:value="1">
            <office:annotation draw:style-name="gr3" draw:text-style-name="P1" svg:width="1.1413in" svg:height="0.2346in" svg:x="8.1004in" svg:y="0.5921in" draw:caption-point-x="-0.2402in" draw:caption-point-y="0.3882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1" office:value-type="float" office:value="1">
            <office:annotation draw:style-name="gr3" draw:text-style-name="P1" svg:width="1.1413in" svg:height="0.2346in" svg:x="8.4697in" svg:y="0.5921in" draw:caption-point-x="-0.2402in" draw:caption-point-y="0.3882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1" table:number-columns-repeated="7"/>
          <table:table-cell table:number-columns-repeated="3" table:style-name="ce51" office:value-type="float" office:value="0">
            <text:p>0</text:p>
          </table:table-cell>
          <table:table-cell table:style-name="ce51"/>
          <table:table-cell table:style-name="ce35" table:number-columns-repeated="958"/>
          <table:table-cell table:number-columns-repeated="20"/>
        </table:table-row>
        <table:table-row table:style-name="ro2" table:number-rows-repeated="65409">
          <table:table-cell table:style-name="ce35" table:number-columns-repeated="989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3"/>
          <table:table-cell table:number-columns-repeated="20"/>
        </table:table-row>
        <table:table-row table:style-name="ro2" table:number-rows-repeated="98316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63" office:value-type="string" table:number-columns-spanned="31" table:number-rows-spanned="1">
            <text:p>March</text:p>
          </table:table-cell>
          <table:covered-table-cell table:number-columns-repeated="30" table:style-name="ce66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-7">
            <text:p>-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-14">
            <text:p>-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-21">
            <text:p>-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-28">
            <text:p>-28</text:p>
          </table:table-cell>
          <table:table-cell table:style-name="ce64" office:value-type="float" office:value="-29">
            <text:p>-29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62" table:formula="of:=SUM([.D3:.AH3])" office:value-type="float" office:value="2">
            <text:p>2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3.6669in" svg:y="0.0091in" draw:caption-point-x="-0.2402in" draw:caption-point-y="0.4756in">
              <dc:creator>Thuy</dc:creator>
              <dc:date>2015-03-06T00:00:00</dc:date>
              <text:p text:style-name="P1"><text:span text:style-name="T1">Học ở trường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6" draw:text-style-name="P1" svg:width="1.1413in" svg:height="0.2634in" svg:x="6.2531in" svg:y="0.0091in" draw:caption-point-x="-0.2402in" draw:caption-point-y="0.4756in">
              <dc:creator>Thuy</dc:creator>
              <dc:date>2015-03-12T00:00:00</dc:date>
              <text:p text:style-name="P1"><text:span text:style-name="T1">bệnh</text:span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ThongDN</text:p>
          </table:table-cell>
          <table:table-cell table:style-name="ce62" table:formula="of:=SUM([.D4:.AH4])" office:value-type="float" office:value="2">
            <text:p>2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3.6669in" svg:y="0.3654in" draw:caption-point-x="-0.2402in" draw:caption-point-y="0.3669in">
              <dc:creator>Thuy</dc:creator>
              <dc:date>2015-03-06T00:00:00</dc:date>
              <text:p text:style-name="P1"><text:span text:style-name="T1">Học ở trường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3902in" svg:x="10.6866in" svg:y="0.135in" draw:caption-point-x="-0.2402in" draw:caption-point-y="0.5972in">
              <dc:date>2015-03-23T00:00:00</dc:date>
              <text:p text:style-name="P1"><text:span text:style-name="T1">Nghỉ bận việc nhà</text:span></text:p>
            </office:annotation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TienNT</text:p>
          </table:table-cell>
          <table:table-cell table:style-name="ce62" table:formula="of:=SUM([.D5:.AH5])" office:value-type="float" office:value="4.5">
            <text:p>4.5</text:p>
          </table:table-cell>
          <table:table-cell table:style-name="ce65"/>
          <table:table-cell table:style-name="ce65" office:value-type="float" office:value="1">
            <office:annotation draw:style-name="gr6" draw:text-style-name="P1" svg:width="1.1413in" svg:height="0.2634in" svg:x="2.928in" svg:y="0.378in" draw:caption-point-x="-0.2402in" draw:caption-point-y="0.602in">
              <dc:date>2015-03-02T00:00:00</dc:date>
              <text:p text:style-name="P1"><text:span text:style-name="T1">Bệnh, sốt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3.6669in" svg:y="0.613in" draw:caption-point-x="-0.2402in" draw:caption-point-y="0.3669in">
              <dc:creator>Thuy</dc:creator>
              <dc:date>2015-03-06T00:00:00</dc:date>
              <text:p text:style-name="P1"><text:span text:style-name="T1">Học ở trường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1">
            <office:annotation draw:style-name="gr6" draw:text-style-name="P1" svg:width="1.1413in" svg:height="0.2634in" svg:x="6.6224in" svg:y="0.6146in" draw:caption-point-x="-0.2402in" draw:caption-point-y="0.3654in">
              <dc:creator>Thuy</dc:creator>
              <dc:date>2015-03-12T00:00:00</dc:date>
              <text:p text:style-name="P1"><text:span text:style-name="T1">bện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9.2087in" svg:y="0.3815in" draw:caption-point-x="-0.2402in" draw:caption-point-y="0.5984in">
              <dc:date>2015-03-19T00:00:00</dc:date>
              <text:p text:style-name="P1"><text:span text:style-name="T1">Lên trường DK đồ án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346in" svg:x="11.4252in" svg:y="0.3835in" draw:caption-point-x="-0.2402in" draw:caption-point-y="0.5965in">
              <dc:date>2015-03-25T00:00:00</dc:date>
              <text:p text:style-name="P1"><text:span text:style-name="T1">Xe hư</text:span></text:p>
            </office:annotation>
            <text:p>0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9">
          <table:table-cell table:style-name="ce35" table:number-columns-repeated="989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3"/>
          <table:table-cell table:number-columns-repeated="20"/>
        </table:table-row>
        <table:table-row table:style-name="ro2" table:number-rows-repeated="98316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3" office:value-type="string" table:number-columns-spanned="30" table:number-rows-spanned="1">
            <text:p>March</text:p>
          </table:table-cell>
          <table:covered-table-cell table:number-columns-repeated="29" table:style-name="ce76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7" draw:text-style-name="P1" svg:width="1.1413in" svg:height="0.3902in" svg:x="11.4252in" svg:y="0in" draw:caption-point-x="-0.2402in" draw:caption-point-y="0.237in">
              <dc:date>2015-04-09T00:00:00</dc:date>
              <text:p text:style-name="P1"><text:span text:style-name="T1">Làm bù ngày 29/04/2015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7" draw:text-style-name="P1" svg:width="1.1413in" svg:height="0.3902in" svg:x="12.5335in" svg:y="0in" draw:caption-point-x="-0.2402in" draw:caption-point-y="0.237in">
              <dc:date>2015-04-09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7" draw:text-style-name="P1" svg:width="1.1413in" svg:height="0.3902in" svg:x="12.9031in" svg:y="0in" draw:caption-point-x="-0.2402in" draw:caption-point-y="0.237in">
              <dc:date>2015-04-09T00:00:00</dc:date>
              <text:p text:style-name="P1"><text:span text:style-name="T1">Nghỉ, làm bù ngày 25/04/2015</text:span></text:p>
            </office:annotation>
            <text:p>29</text:p>
          </table:table-cell>
          <table:table-cell table:style-name="ce74" office:value-type="float" office:value="30">
            <office:annotation draw:style-name="gr7" draw:text-style-name="P1" svg:width="1.1413in" svg:height="0.2346in" svg:x="13.2724in" svg:y="0in" draw:caption-point-x="-0.2402in" draw:caption-point-y="0.237in">
              <dc:date>2015-04-09T00:00:00</dc:date>
              <text:p text:style-name="P1"><text:span text:style-name="T1">Lễ 30/4</text:span></text:p>
            </office:annotation>
            <text:p>30</text:p>
          </table:table-cell>
          <table:table-cell table:style-name="ce47" table:number-columns-repeated="955"/>
          <table:table-cell table:number-columns-repeated="20"/>
        </table:table-row>
        <table:table-row table:style-name="ro11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72" table:formula="of:=SUM([.D3:.AG3])" office:value-type="float" office:value="1.5">
            <text:p>1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346in" svg:x="3.2976in" svg:y="0in" draw:caption-point-x="-0.2402in" draw:caption-point-y="0.4846in">
              <dc:date>2015-04-0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3902in" svg:x="5.1449in" svg:y="0in" draw:caption-point-x="-0.2402in" draw:caption-point-y="0.4846in">
              <dc:date>2015-04-08T00:00:00</dc:date>
              <text:p text:style-name="P1"><text:span text:style-name="T1">Nghỉ buổi chiều, lên trườ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3902in" svg:x="5.8835in" svg:y="0in" draw:caption-point-x="-0.2402in" draw:caption-point-y="0.4846in">
              <dc:date>2015-04-10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table:number-columns-repeated="16"/>
          <table:table-cell/>
          <table:table-cell table:style-name="ce35" table:number-columns-repeated="954"/>
          <table:table-cell table:number-columns-repeated="20"/>
        </table:table-row>
        <table:table-row table:style-name="ro11">
          <table:table-cell table:style-name="ce34" office:value-type="float" office:value="2">
            <text:p>2</text:p>
          </table:table-cell>
          <table:table-cell table:style-name="ce36" office:value-type="string">
            <text:p>ThongDN</text:p>
          </table:table-cell>
          <table:table-cell table:style-name="ce72" table:formula="of:=SUM([.D4:.AG4])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3902in" svg:x="5.8835in" svg:y="0.3583in" draw:caption-point-x="-0.2402in" draw:caption-point-y="0.361in">
              <dc:date>2015-04-10T00:00:00</dc:date>
              <text:p text:style-name="P1"><text:span text:style-name="T1">Lên trường nộp báo cáo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table:number-columns-repeated="16"/>
          <table:table-cell/>
          <table:table-cell table:style-name="ce35" table:number-columns-repeated="954"/>
          <table:table-cell table:number-columns-repeated="20"/>
        </table:table-row>
        <table:table-row table:style-name="ro11">
          <table:table-cell table:style-name="ce34" office:value-type="float" office:value="3">
            <text:p>3</text:p>
          </table:table-cell>
          <table:table-cell table:style-name="ce36" office:value-type="string">
            <text:p>TienNT</text:p>
          </table:table-cell>
          <table:table-cell table:style-name="ce72" table:formula="of:=SUM([.D5:.AG5])" office:value-type="float" office:value="4.5">
            <text:p>4.5</text:p>
          </table:table-cell>
          <table:table-cell table:style-name="ce72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5457in" svg:x="3.2976in" svg:y="0.3579in" draw:caption-point-x="-0.2402in" draw:caption-point-y="0.5957in">
              <dc:date>2015-04-14T00:00:00</dc:date>
              <text:p text:style-name="P1"><text:span text:style-name="T1">Lên trường dk đồ án Tốt nghiệp và gặp GVHD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0.3902in" svg:x="4.4059in" svg:y="0.3563in" draw:caption-point-x="-0.2402in" draw:caption-point-y="0.5972in">
              <dc:date>2015-04-06T00:00:00</dc:date>
              <text:p text:style-name="P1"><text:span text:style-name="T1">Có việc, đi trễ ~ 1h</text:span></text:p>
            </office:annotation>
            <text:p>0</text:p>
          </table:table-cell>
          <table:table-cell table:style-name="ce75" office:value-type="float" office:value="0.5">
            <office:annotation draw:style-name="gr7" draw:text-style-name="P1" svg:width="1.1413in" svg:height="0.3902in" svg:x="4.7752in" svg:y="0.3567in" draw:caption-point-x="-0.2402in" draw:caption-point-y="0.5969in">
              <dc:date>2015-04-07T00:00:00</dc:date>
              <text:p text:style-name="P1"><text:span text:style-name="T1">Bị sốt, nghỉ buổi sáng</text:span></text:p>
            </office:annotation>
            <text:p>0.5</text:p>
          </table:table-cell>
          <table:table-cell table:style-name="ce75" office:value-type="float" office:value="1">
            <office:annotation draw:style-name="gr7" draw:text-style-name="P1" svg:width="1.1413in" svg:height="0.2346in" svg:x="5.1449in" svg:y="0.3567in" draw:caption-point-x="-0.2402in" draw:caption-point-y="0.5969in">
              <dc:date>2015-04-08T00:00:00</dc:date>
              <text:p text:style-name="P1"><text:span text:style-name="T1">Nghỉ làm đồ 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346in" svg:x="5.5142in" svg:y="0.3567in" draw:caption-point-x="-0.2402in" draw:caption-point-y="0.5969in">
              <dc:date>2015-04-08T00:00:00</dc:date>
              <text:p text:style-name="P1"><text:span text:style-name="T1">Nghỉ làm đồ án</text:span></text:p>
            </office:annotation>
            <text:p>1</text:p>
          </table:table-cell>
          <table:table-cell table:style-name="ce75" office:value-type="float" office:value="0">
            <office:annotation draw:style-name="gr7" draw:text-style-name="P1" svg:width="1.1413in" svg:height="0.2346in" svg:x="5.8835in" svg:y="0.3575in" draw:caption-point-x="-0.2402in" draw:caption-point-y="0.5961in">
              <dc:date>2015-04-10T00:00:00</dc:date>
              <text:p text:style-name="P1"><text:span text:style-name="T1">Đi trễ ~ 1.5h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16"/>
          <table:table-cell/>
          <table:table-cell table:style-name="ce35" table:number-columns-repeated="954"/>
          <table:table-cell table:number-columns-repeated="20"/>
        </table:table-row>
        <table:table-row table:style-name="ro2" table:number-rows-repeated="65409">
          <table:table-cell table:style-name="ce35" table:number-columns-repeated="988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2"/>
          <table:table-cell table:number-columns-repeated="20"/>
        </table:table-row>
        <table:table-row table:style-name="ro2" table:number-rows-repeated="983160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4/15/2015</text:date>, <text:time>10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4-15">04/15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933</meta:editing-cycles>
    <meta:editing-duration>P4DT13H23M58S</meta:editing-duration>
    <meta:generator>OpenOffice/4.0.1$Win32 OpenOffice.org_project/401m5$Build-9714</meta:generator>
    <dc:date>2015-04-15T10:46:33.06</dc:date>
    <meta:document-statistic meta:table-count="15" meta:cell-count="414" meta:object-count="0"/>
    <meta:user-defined meta:name="Info 1"/>
    <meta:user-defined meta:name="Info 2"/>
    <meta:user-defined meta:name="Info 3"/>
    <meta:user-defined meta:name="Info 4"/>
  </office:meta>
</office:document-meta>
</file>